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loext:contextual-spacing="false" fo:text-align="justify" style:justify-single-word="false" fo:text-indent="0.4925in" style:auto-text-indent="false" fo:break-before="page"/>
      <style:text-properties officeooo:paragraph-rsid="00084447"/>
    </style:style>
    <style:style style:name="P2" style:family="paragraph" style:parent-style-name="Heading_20_2" style:list-style-name="WWNum13">
      <style:paragraph-properties fo:margin-left="0in" fo:margin-right="0in" fo:text-align="justify" style:justify-single-word="false" fo:text-indent="0.4925in" style:auto-text-indent="false"/>
      <style:text-properties officeooo:paragraph-rsid="00084447"/>
    </style:style>
    <style:style style:name="P3" style:family="paragraph" style:parent-style-name="Normal_20__28_Web_29_">
      <loext:graphic-properties draw:fill="solid" draw:fill-color="#ffffff"/>
      <style:paragraph-properties fo:margin-left="0in" fo:margin-right="0in" fo:margin-top="0in" fo:margin-bottom="0in" loext:contextual-spacing="false" fo:text-align="justify" style:justify-single-word="false" fo:text-indent="0.4925in" style:auto-text-indent="false" fo:background-color="#ffffff"/>
      <style:text-properties officeooo:paragraph-rsid="00084447"/>
    </style:style>
    <style:style style:name="P4" style:family="paragraph" style:parent-style-name="Normal_20__28_Web_29_" style:list-style-name="WWNum2">
      <loext:graphic-properties draw:fill="solid" draw:fill-color="#ffffff"/>
      <style:paragraph-properties fo:margin-left="0in" fo:margin-right="0in" fo:margin-top="0in" fo:margin-bottom="0in" loext:contextual-spacing="false" fo:text-align="justify" style:justify-single-word="false" fo:text-indent="0.4925in" style:auto-text-indent="false" fo:background-color="#ffffff"/>
      <style:text-properties officeooo:paragraph-rsid="00084447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084447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2pt" officeooo:paragraph-rsid="00084447" style:font-size-asian="12pt" style:font-name-complex="Times New Roman1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2pt" officeooo:paragraph-rsid="00084447" style:font-size-asian="12pt" style:language-asian="zh" style:country-asian="CN" style:font-name-complex="Times New Roman1" style:font-size-complex="12pt" style:language-complex="hi" style:country-complex="IN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3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Toc12003867"/><text:span text:style-name="T2">ГЛАВА 7. ТЕХНИКА БЕЗОПАСНОСТИ И ОХРАНА ТРУДА</text:span><text:bookmark-end text:name="_Toc12003867"/></text:h>
      <text:p text:style-name="P7"/>
      <text:list xml:id="list4055450367" text:style-name="WWNum13">
        <text:list-item>
          <text:list>
            <text:list-item>
              <text:h text:style-name="P2" text:outline-level="2"><text:bookmark-start text:name="_Toc12003868"/><text:span text:style-name="T2">7.1. Техника безопасности и охрана труда при работе с ЭВМ</text:span><text:bookmark-end text:name="_Toc12003868"/></text:h>
            </text:list-item>
          </text:list>
        </text:list-item>
      </text:list>
      <text:p text:style-name="P6"/>
      <text:p text:style-name="P3">К работе на персональном компьютере допускаются лица, прошедшие обучение безопасным методам труда, вводный инструктаж, первичный инструктаж на рабочем месте.</text:p>
      <text:p text:style-name="P3">При эксплуатации персонального компьютера на работника могут оказывать действие следующие опасные и вредные производственные факторы:</text:p>
      <text:p text:style-name="P3">- повышенный уровень электромагнитных излучений;</text:p>
      <text:p text:style-name="P3">- повышенный уровень статического электричества;</text:p>
      <text:p text:style-name="P3">- пониженная ионизация воздуха;</text:p>
      <text:p text:style-name="P3">- статические физические перегрузки;</text:p>
      <text:p text:style-name="P3">- перенапряжение зрительных анализаторов.</text:p>
      <text:p text:style-name="P3">Работник обязан:</text:p>
      <text:list xml:id="list2420508666" text:style-name="WWNum2">
        <text:list-item>
          <text:p text:style-name="P4">Выполнять только ту работу, которая определена его должностной инструкцией.</text:p>
        </text:list-item>
        <text:list-item>
          <text:p text:style-name="P4">Содержать в чистоте рабочее место.</text:p>
        </text:list-item>
        <text:list-item>
          <text:p text:style-name="P4">Соблюдать режим труда и отдыха в зависимости от продолжительности, вида и категории трудовой деятельности</text:p>
        </text:list-item>
        <text:list-item>
          <text:p text:style-name="P4">Соблюдать меры пожарной безопасности.</text:p>
        </text:list-item>
      </text:list>
      <text:p text:style-name="P3">Рабочие места с компьютерами должны размещаться таким образом, чтобы расстояние от экрана одного видеомонитора до тыла другого было не менее 2,0 м, а расстояние между боковыми поверхностями видеомониторов - не менее 1,2 м.</text:p>
      <text:p text:style-name="P3">Рабочие места с персональными компьютерами по отношению к световым проемам должны располагаться так, чтобы естественный свет падал сбоку, преимущественно слева.</text:p>
      <text:p text:style-name="P3">Оконные проемы в помещениях, где используются персональные компьютеры, должны быть оборудованы регулируемыми устройствами типа: жалюзи, занавесей, внешних козырьков и др.</text:p>
      <text:p text:style-name="P3">Рабочая мебель для пользователей компьютерной техникой должна отвечать следующим требованиям:</text:p>
      <text:p text:style-name="P3">- высота рабочей поверхности стола должна регулироваться в пределах 680 - 800 мм; при отсутствии такой возможности высота рабочей поверхности стола должна составлять 725 мм;</text:p>
      <text:p text:style-name="P3">- рабочий стол должен иметь пространство для ног высотой не менее 600 мм, глубиной на уровне колен не менее 450 мм и на уровне вытянутых ног не менее 650 мм;</text:p>
      <text:p text:style-name="P3">- рабочий стул (кресло) должен быть подъемно - поворотным и регулируемым по высоте и углам наклона сиденья и спинки, а также - расстоянию спинки от переднего края сиденья;</text:p>
      <text:p text:style-name="P3">- рабочее место должно быть оборудовано подставкой для ног, имеющей ширину, не менее 300 мм, глубину не менее 400 мм, регулировку по высоте в пределах до 150 мм и по углу наклона опорной поверхности подставки до 20 градусов; поверхность подставки должна быть рифленой и иметь по переднему краю бортик высотой 10 мм;</text:p>
      <text:p text:style-name="P3">- рабочее место с персональным компьютером должно быть оснащено легко перемещаемым пюпитром для документов.</text:p>
      <text:p text:style-name="P3"><text:span text:style-name="T3">2. Требования техники безопасности перед началом работы</text:span></text:p>
      <text:p text:style-name="P3">- Подготовить рабочее место.</text:p>
      <text:p text:style-name="P3">- Отрегулировать освещение на рабочем месте, убедиться в отсутствие бликов на экране.</text:p>
      <text:p text:style-name="P3">- Проверить правильность подключения оборудования к электросети.</text:p>
      <text:p text:style-name="P3">- Проверить исправность проводов питания и отсутствие оголенных участков проводов.</text:p>
      <text:p text:style-name="P3"><text:soft-page-break/>- Убедиться в наличии заземления системного блока, монитора и защитного экрана.</text:p>
      <text:p text:style-name="P3">- Протереть антистатической салфеткой поверхность экрана монитора и защитного экрана.</text:p>
      <text:p text:style-name="P3"><text:span text:style-name="T3">3. Требования техники безопасности во время работы</text:span></text:p>
      <text:p text:style-name="P3"><text:s/>Работнику при работе на ПК запрещается:</text:p>
      <text:p text:style-name="P3">- прикасаться к задней панели системного блока (процессора) при включенном питании;</text:p>
      <text:p text:style-name="P3">- переключать разъемы интерфейсных кабелей периферийных устройств при включенном питании;</text:p>
      <text:p text:style-name="P3">- допускать попадание влаги на поверхность системного блока (процессора), монитора, рабочую поверхность клавиатуры, дисководов, принтеров и других устройств;</text:p>
      <text:p text:style-name="P3">- производить самостоятельное вскрытие и ремонт оборудования;</text:p>
      <text:p text:style-name="P3">- работать на компьютере при снятых кожухах;</text:p>
      <text:p text:style-name="P3">- отключать оборудование от электросети и выдергивать электровилку, держась за шнур.</text:p>
      <text:p text:style-name="P3">Продолжительность непрерывной работы с компьютером без регламентированного перерыва не должна превышать 2-х часов.</text:p>
      <text:p text:style-name="P3"><text:span text:style-name="T3">4. Требования техники безопасности в аварийных ситуациях</text:span></text:p>
      <text:p text:style-name="P3">Во всех случаях обрыва проводов питания, неисправности заземления и других повреждений, появления гари, немедленно отключить питание и сообщить об аварийной ситуации руководителю.</text:p>
      <text:p text:style-name="P3">Не приступать к работе до устранения неисправностей.</text:p>
      <text:p text:style-name="P3">При получении травм или внезапном заболевании немедленно известить своего руководителя, организовать первую доврачебную помощь или вызвать скорую медицинскую помощь.</text:p>
      <text:p text:style-name="P3"><text:span text:style-name="T3">5. Требования техники безопасности по окончании работы</text:span></text:p>
      <text:p text:style-name="P3">- Отключить питание компьютера.</text:p>
      <text:p text:style-name="P3">- Привести в порядок рабочее место.</text:p>
      <text:p text:style-name="P5"><text:span text:style-name="T1">- Выполнить упражнения для глаз и пальцев рук на расслабление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835in" loext:contextual-spacing="false" fo:line-height="100%" fo:keep-with-next="always"/>
      <style:text-properties style:font-name="Nimbus Sans" fo:font-family="'Nimbus Sans'" style:font-family-generic="roman" style:font-pitch="variable" fo:font-size="18pt" fo:language="en" fo:country="US" fo:font-weight="bold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Noto Sans Devanagari" style:font-family-complex="'Noto Sans Devanagari'" style:font-family-generic-complex="system" style:font-pitch-complex="variable" style:font-size-complex="18pt" style:language-complex="hi" style:country-complex="IN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.0835in" loext:contextual-spacing="false" fo:line-height="100%" fo:keep-with-next="always"/>
      <style:text-properties style:font-name="Nimbus Sans" fo:font-family="'Nimbus Sans'" style:font-family-generic="roman" style:font-pitch="variable" fo:font-size="16pt" fo:language="en" fo:country="US" fo:font-weight="bold" style:letter-kerning="true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Noto Sans Devanagari" style:font-family-complex="'Noto Sans Devanagari'" style:font-family-generic-complex="system" style:font-pitch-complex="variable" style:font-size-complex="16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3:56:09.531338356</meta:creation-date>
    <dc:date>2020-04-27T13:57:20.054339822</dc:date>
    <meta:editing-duration>PT1M11S</meta:editing-duration>
    <meta:editing-cycles>1</meta:editing-cycles>
    <meta:document-statistic meta:table-count="0" meta:image-count="0" meta:object-count="0" meta:page-count="2" meta:paragraph-count="47" meta:word-count="576" meta:character-count="4268" meta:non-whitespace-character-count="3742"/>
    <meta:generator>LibreOffice/6.3.5.2$Linux_X86_64 LibreOffice_project/30$Build-2</meta:generator>
  </office:meta>
</office:document-meta>
</file>